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68.74mm" svg:y="5.51mm">
            <loext:p draw:notify-on-update-of-ranges="Sheet1.A2:Sheet1.A19 Sheet1.B2:Sheet1.B19 Sheet1.A2:Sheet1.A19 Sheet1.C2:Sheet1.C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idt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71733967028" calcext:value-type="float">
            <text:p>0.0171733967028</text:p>
          </table:table-cell>
          <table:table-cell office:value-type="float" office:value="0.133695738415" calcext:value-type="float">
            <text:p>0.1336957384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28814404743" calcext:value-type="float">
            <text:p>0.0228814404743</text:p>
          </table:table-cell>
          <table:table-cell office:value-type="float" office:value="0.0653798516532" calcext:value-type="float">
            <text:p>0.06537985165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58781752636" calcext:value-type="float">
            <text:p>0.0258781752636</text:p>
          </table:table-cell>
          <table:table-cell office:value-type="float" office:value="0.0383443274472" calcext:value-type="float">
            <text:p>0.03834432744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727244178" calcext:value-type="float">
            <text:p>0.02727244178</text:p>
          </table:table-cell>
          <table:table-cell office:value-type="float" office:value="0.03507191564" calcext:value-type="float">
            <text:p>0.035071915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83446987914" calcext:value-type="float">
            <text:p>0.0283446987914</text:p>
          </table:table-cell>
          <table:table-cell office:value-type="float" office:value="0.0289435958093" calcext:value-type="float">
            <text:p>0.02894359580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88682163397" calcext:value-type="float">
            <text:p>0.0288682163397</text:p>
          </table:table-cell>
          <table:table-cell office:value-type="float" office:value="0.0304373847215" calcext:value-type="float">
            <text:p>0.03043738472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6804339528" calcext:value-type="float">
            <text:p>0.026804339528</text:p>
          </table:table-cell>
          <table:table-cell office:value-type="float" office:value="0.0356028486736" calcext:value-type="float">
            <text:p>0.0356028486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74967279709" calcext:value-type="float">
            <text:p>0.0274967279709</text:p>
          </table:table-cell>
          <table:table-cell office:value-type="float" office:value="0.030843145418" calcext:value-type="float">
            <text:p>0.0308431454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00310591469" calcext:value-type="float">
            <text:p>0.0300310591469</text:p>
          </table:table-cell>
          <table:table-cell office:value-type="float" office:value="0.0270855990271" calcext:value-type="float">
            <text:p>0.02708559902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97963934449" calcext:value-type="float">
            <text:p>0.0297963934449</text:p>
          </table:table-cell>
          <table:table-cell office:value-type="float" office:value="0.0269492492152" calcext:value-type="float">
            <text:p>0.02694924921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308327010655" calcext:value-type="float">
            <text:p>0.0308327010655</text:p>
          </table:table-cell>
          <table:table-cell office:value-type="float" office:value="0.0294296306545" calcext:value-type="float">
            <text:p>0.02942963065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310152512253" calcext:value-type="float">
            <text:p>0.0310152512253</text:p>
          </table:table-cell>
          <table:table-cell office:value-type="float" office:value="0.0286666817543" calcext:value-type="float">
            <text:p>0.02866668175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12629935934" calcext:value-type="float">
            <text:p>0.0312629935934</text:p>
          </table:table-cell>
          <table:table-cell office:value-type="float" office:value="0.0296006496249" calcext:value-type="float">
            <text:p>0.029600649624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314995432712" calcext:value-type="float">
            <text:p>0.0314995432712</text:p>
          </table:table-cell>
          <table:table-cell office:value-type="float" office:value="0.02922042586" calcext:value-type="float">
            <text:p>0.0292204258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31612723864" calcext:value-type="float">
            <text:p>0.031612723864</text:p>
          </table:table-cell>
          <table:table-cell office:value-type="float" office:value="0.0298676957239" calcext:value-type="float">
            <text:p>0.02986769572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31527090641" calcext:value-type="float">
            <text:p>0.031527090641</text:p>
          </table:table-cell>
          <table:table-cell office:value-type="float" office:value="0.0296197810819" calcext:value-type="float">
            <text:p>0.02961978108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17078771602" calcext:value-type="float">
            <text:p>0.0317078771602</text:p>
          </table:table-cell>
          <table:table-cell office:value-type="float" office:value="0.0299542625796" calcext:value-type="float">
            <text:p>0.029954262579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316164255385" calcext:value-type="float">
            <text:p>0.0316164255385</text:p>
          </table:table-cell>
          <table:table-cell office:value-type="float" office:value="0.0320909097251" calcext:value-type="float">
            <text:p>0.03209090972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6:59:17.748206529</meta:creation-date>
    <dc:date>2017-03-30T17:01:59.376399533</dc:date>
    <meta:editing-duration>PT2M42S</meta:editing-duration>
    <meta:editing-cycles>1</meta:editing-cycles>
    <meta:generator>LibreOffice/5.3.1.2$Linux_X86_64 LibreOffice_project/30m0$Build-2</meta:generator>
    <meta:document-statistic meta:table-count="1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07cm" svg:y="4.005cm" style:legend-expansion="high" chart:style-name="ch2"/>
        <chart:plot-area chart:style-name="ch3" table:cell-range-address="Sheet1.A2:Sheet1.C19" chart:data-source-has-labels="row" svg:x="1.279cm" svg:y="0.18cm" svg:width="10.808cm" svg:height="7.711cm">
          <chartooo:coordinate-region svg:x="2.191cm" svg:y="0.354cm" svg:width="9.616cm" svg:height="6.943cm"/>
          <chart:axis chart:dimension="x" chart:name="primary-x" chart:style-name="ch4">
            <chart:title svg:x="5.263cm" svg:y="8.071cm" chart:style-name="ch5">
              <text:p>Rozpiętość kątowa</text:p>
            </chart:title>
          </chart:axis>
          <chart:axis chart:dimension="y" chart:name="primary-y" chart:style-name="ch4">
            <chart:title svg:x="0.451cm" svg:y="4.423cm" chart:style-name="ch6">
              <text:p>Błąd</text:p>
            </chart:title>
            <chart:grid chart:style-name="ch7" chart:class="major"/>
          </chart:axis>
          <chart:series chart:style-name="ch8" chart:values-cell-range-address="Sheet1.B2:Sheet1.B19" loext:label-string="&quot;Z filtrowaniem&quot;" chart:class="chart:scatter">
            <chart:domain table:cell-range-address="Sheet1.A2:Sheet1.A19"/>
            <chart:data-point chart:repeated="18"/>
          </chart:series>
          <chart:series chart:style-name="ch9" chart:values-cell-range-address="Sheet1.C2:Sheet1.C19" loext:label-string="&quot;Bez filtrowania&quot;" chart:class="chart:scatte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 filtrowaniem</text:p>
              </table:table-cell>
              <table:table-cell office:value-type="string">
                <text:p>Bez filtrowani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9</svg:desc>
                </draw:g>
              </table:table-cell>
              <table:table-cell office:value-type="float" office:value="0.0171733967028">
                <text:p>0.0171733967028</text:p>
                <draw:g>
                  <svg:desc>Sheet1.B2:Sheet1.B19</svg:desc>
                </draw:g>
              </table:table-cell>
              <table:table-cell office:value-type="float" office:value="0.133695738415">
                <text:p>0.133695738415</text:p>
                <draw:g>
                  <svg:desc>Sheet1.C2:Sheet1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228814404743">
                <text:p>0.0228814404743</text:p>
              </table:table-cell>
              <table:table-cell office:value-type="float" office:value="0.0653798516532">
                <text:p>0.0653798516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258781752636">
                <text:p>0.0258781752636</text:p>
              </table:table-cell>
              <table:table-cell office:value-type="float" office:value="0.0383443274472">
                <text:p>0.0383443274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2727244178">
                <text:p>0.02727244178</text:p>
              </table:table-cell>
              <table:table-cell office:value-type="float" office:value="0.03507191564">
                <text:p>0.035071915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283446987914">
                <text:p>0.0283446987914</text:p>
              </table:table-cell>
              <table:table-cell office:value-type="float" office:value="0.0289435958093">
                <text:p>0.02894359580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288682163397">
                <text:p>0.0288682163397</text:p>
              </table:table-cell>
              <table:table-cell office:value-type="float" office:value="0.0304373847215">
                <text:p>0.03043738472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26804339528">
                <text:p>0.026804339528</text:p>
              </table:table-cell>
              <table:table-cell office:value-type="float" office:value="0.0356028486736">
                <text:p>0.03560284867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274967279709">
                <text:p>0.0274967279709</text:p>
              </table:table-cell>
              <table:table-cell office:value-type="float" office:value="0.030843145418">
                <text:p>0.030843145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300310591469">
                <text:p>0.0300310591469</text:p>
              </table:table-cell>
              <table:table-cell office:value-type="float" office:value="0.0270855990271">
                <text:p>0.0270855990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297963934449">
                <text:p>0.0297963934449</text:p>
              </table:table-cell>
              <table:table-cell office:value-type="float" office:value="0.0269492492152">
                <text:p>0.0269492492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0.0308327010655">
                <text:p>0.0308327010655</text:p>
              </table:table-cell>
              <table:table-cell office:value-type="float" office:value="0.0294296306545">
                <text:p>0.0294296306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0.0310152512253">
                <text:p>0.0310152512253</text:p>
              </table:table-cell>
              <table:table-cell office:value-type="float" office:value="0.0286666817543">
                <text:p>0.02866668175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0.0312629935934">
                <text:p>0.0312629935934</text:p>
              </table:table-cell>
              <table:table-cell office:value-type="float" office:value="0.0296006496249">
                <text:p>0.02960064962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">
                <text:p>53</text:p>
              </table:table-cell>
              <table:table-cell office:value-type="float" office:value="0.0314995432712">
                <text:p>0.0314995432712</text:p>
              </table:table-cell>
              <table:table-cell office:value-type="float" office:value="0.02922042586">
                <text:p>0.029220425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">
                <text:p>62</text:p>
              </table:table-cell>
              <table:table-cell office:value-type="float" office:value="0.031612723864">
                <text:p>0.031612723864</text:p>
              </table:table-cell>
              <table:table-cell office:value-type="float" office:value="0.0298676957239">
                <text:p>0.02986769572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">
                <text:p>71</text:p>
              </table:table-cell>
              <table:table-cell office:value-type="float" office:value="0.031527090641">
                <text:p>0.031527090641</text:p>
              </table:table-cell>
              <table:table-cell office:value-type="float" office:value="0.0296197810819">
                <text:p>0.02961978108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0317078771602">
                <text:p>0.0317078771602</text:p>
              </table:table-cell>
              <table:table-cell office:value-type="float" office:value="0.0299542625796">
                <text:p>0.02995426257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">
                <text:p>89</text:p>
              </table:table-cell>
              <table:table-cell office:value-type="float" office:value="0.0316164255385">
                <text:p>0.0316164255385</text:p>
              </table:table-cell>
              <table:table-cell office:value-type="float" office:value="0.0320909097251">
                <text:p>0.03209090972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